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table:formula="of:=11.9891*10^30" office:value-type="float" office:value="1.19891E+031">
            <text:p>11989100000000000000000000000000</text:p>
          </table:table-cell>
          <table:table-cell office:value-type="string">
            <text:p>Sun mass</text:p>
          </table:table-cell>
          <table:table-cell/>
        </table:table-row>
        <table:table-row table:style-name="ro2">
          <table:table-cell table:formula="of:=6.673*10^(-11)" office:value-type="float" office:value="0.00000000006673">
            <text:p>6,673E-011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formula="of:=6.95508*10^5" office:value-type="float" office:value="695508">
            <text:p>695508</text:p>
          </table:table-cell>
          <table:table-cell office:value-type="string">
            <text:p>Sun rad</text:p>
          </table:table-cell>
          <table:table-cell office:value-type="string">
            <text:p>km</text:p>
          </table:table-cell>
        </table:table-row>
        <table:table-row table:style-name="ro2">
          <table:table-cell table:formula="of:=3*[.A5]" office:value-type="float" office:value="448793612.073">
            <text:p>448793612,073</text:p>
          </table:table-cell>
          <table:table-cell office:value-type="string">
            <text:p>h</text:p>
          </table:table-cell>
          <table:table-cell office:value-type="string">
            <text:p>3 AU</text:p>
          </table:table-cell>
        </table:table-row>
        <table:table-row table:style-name="ro2">
          <table:table-cell table:formula="of:=1.49597870691*10^8" office:value-type="float" office:value="149597870.691">
            <text:p>149597870,691</text:p>
          </table:table-cell>
          <table:table-cell office:value-type="string">
            <text:p>AU</text:p>
          </table:table-cell>
          <table:table-cell office:value-type="string">
            <text:p>km</text:p>
          </table:table-cell>
        </table:table-row>
        <table:table-row table:style-name="ro2">
          <table:table-cell table:formula="of:=8.37758041*10^13" office:value-type="float" office:value="83775804100000">
            <text:p>83775804100000</text:p>
          </table:table-cell>
          <table:table-cell office:value-type="string">
            <text:p>Mast</text:p>
          </table:table-cell>
          <table:table-cell office:value-type="string">
            <text:p>kg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formula="of:=[.A6]*[.A1]*([.A2]/10^9)*3*[.A5]/(([.A3]+[.A4])^2)" office:value-type="float" office:value="1.48879400416387E+017">
            <text:p>148879400416387000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office:value-type="float" office:value="1.48879400416387E+017">
            <text:p>148879400416387000</text:p>
          </table:table-cell>
          <table:table-cell table:number-columns-repeated="2"/>
        </table:table-row>
        <table:table-row table:style-name="ro2">
          <table:table-cell table:formula="of:=[.A10]/(4.2*10^15)" office:value-type="float" office:value="35.447476289616">
            <text:p>35,4474762896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formula="of:=5.97219*10^24" office:value-type="float" office:value="5.97219E+024">
            <text:p>5972190000000000000000000</text:p>
          </table:table-cell>
          <table:table-cell office:value-type="string">
            <text:p>M earth</text:p>
          </table:table-cell>
          <table:table-cell office:value-type="string">
            <text:p>kg</text:p>
          </table:table-cell>
        </table:table-row>
        <table:table-row table:style-name="ro2">
          <table:table-cell table:formula="of:=6371" office:value-type="float" office:value="6371">
            <text:p>6371</text:p>
          </table:table-cell>
          <table:table-cell office:value-type="string">
            <text:p>R earth</text:p>
          </table:table-cell>
          <table:table-cell office:value-type="string">
            <text:p>km</text:p>
          </table:table-cell>
        </table:table-row>
        <table:table-row table:style-name="ro2">
          <table:table-cell table:style-name="ce2" table:formula="of:=([.A2]/10^9)*[.A14]*[.A6]/([.A15]*1000)" office:value-type="float" office:value="5240415719735.18">
            <text:p>5,24E+012</text:p>
          </table:table-cell>
          <table:table-cell table:number-columns-repeated="2"/>
        </table:table-row>
        <table:table-row table:style-name="ro2">
          <table:table-cell table:formula="of:=[.A16]/(4.2*10^15)" office:value-type="float" office:value="0.00124771802850838">
            <text:p>0,001247718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water </meta:initial-creator>
    <meta:creation-date>2012-12-09T21:01:16</meta:creation-date>
    <dc:date>2012-12-09T21:14:04</dc:date>
    <dc:creator>ouwater </dc:creator>
    <meta:editing-duration>PT10M55S</meta:editing-duration>
    <meta:editing-cycles>10</meta:editing-cycles>
    <meta:generator>LibreOffice/3.5$Linux_x86 LibreOffice_project/350m1$Build-2</meta:generator>
    <meta:document-statistic meta:table-count="3" meta:cell-count="27" meta:object-count="0"/>
  </office:meta>
</office:document-meta>
</file>